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image/jpeg" manifest:full-path="Pictures/10000000000004770000032269FB8CA3.jp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3" svg:font-family="Tahom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cm" table:align="center" style:writing-mode="lr-tb"/>
    </style:style>
    <style:style style:name="Table1.A" style:family="table-column">
      <style:table-column-properties style:column-width="7.052cm"/>
    </style:style>
    <style:style style:name="Table1.B" style:family="table-column">
      <style:table-column-properties style:column-width="8.948cm"/>
    </style:style>
    <style:style style:name="Table1.1" style:family="table-row">
      <style:table-row-properties style:min-row-height="1.228cm" style:keep-together="true" fo:keep-together="auto"/>
    </style:style>
    <style:style style:name="Table1.A1" style:family="table-cell">
      <style:table-cell-properties style:vertical-align="top" fo:padding="0cm" fo:border-left="0.018cm solid #808080" fo:border-right="none" fo:border-top="0.018cm solid #808080" fo:border-bottom="0.018cm solid #808080" style:writing-mode="lr-tb"/>
    </style:style>
    <style:style style:name="Table1.B1" style:family="table-cell">
      <style:table-cell-properties style:vertical-align="top" fo:padding="0cm" fo:border="0.018cm solid #808080" style:writing-mode="lr-tb"/>
    </style:style>
    <style:style style:name="Table1.2" style:family="table-row">
      <style:table-row-properties style:keep-together="true" fo:keep-together="auto"/>
    </style:style>
    <style:style style:name="Table1.A2" style:family="table-cell">
      <style:table-cell-properties style:vertical-align="top" fo:padding="0cm" fo:border-left="0.018cm solid #808080" fo:border-right="none" fo:border-top="none" fo:border-bottom="0.018cm solid #808080" style:writing-mode="lr-tb"/>
    </style:style>
    <style:style style:name="Table1.B2" style:family="table-cell">
      <style:table-cell-properties style:vertical-align="top" fo:padding="0cm" fo:border-left="0.018cm solid #808080" fo:border-right="0.018cm solid #808080" fo:border-top="none" fo:border-bottom="0.018cm solid #808080" style:writing-mode="lr-tb"/>
    </style:style>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999cm" fo:margin-left="0cm" fo:margin-right="0cm" table:align="margins"/>
    </style:style>
    <style:style style:name="Tabla1.A" style:family="table-column">
      <style:table-column-properties style:column-width="4.136cm" style:rel-column-width="15944*"/>
    </style:style>
    <style:style style:name="Tabla1.B" style:family="table-column">
      <style:table-column-properties style:column-width="5.625cm" style:rel-column-width="21688*"/>
    </style:style>
    <style:style style:name="Tabla1.C" style:family="table-column">
      <style:table-column-properties style:column-width="4.12cm" style:rel-column-width="15887*"/>
    </style:style>
    <style:style style:name="Tabla1.D" style:family="table-column">
      <style:table-column-properties style:column-width="3.117cm" style:rel-column-width="12016*"/>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999cm" fo:margin-left="-0.011cm" fo:margin-right="0.011cm" table:align="margins"/>
    </style:style>
    <style:style style:name="Tabla3.A" style:family="table-column">
      <style:table-column-properties style:column-width="1.676cm" style:rel-column-width="6458*"/>
    </style:style>
    <style:style style:name="Tabla3.B" style:family="table-column">
      <style:table-column-properties style:column-width="5.366cm" style:rel-column-width="20684*"/>
    </style:style>
    <style:style style:name="Tabla3.C" style:family="table-column">
      <style:table-column-properties style:column-width="6.832cm" style:rel-column-width="26341*"/>
    </style:style>
    <style:style style:name="Tabla3.D" style:family="table-column">
      <style:table-column-properties style:column-width="3.126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999cm" fo:margin-left="-0.011cm" fo:margin-right="0.011cm" table:align="margins"/>
    </style:style>
    <style:style style:name="Tabla4.A" style:family="table-column">
      <style:table-column-properties style:column-width="16.999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6" style:family="table">
      <style:table-properties style:width="15.009cm" fo:margin-left="0.981cm" fo:margin-right="1.009cm" table:align="margins"/>
    </style:style>
    <style:style style:name="Tabla6.A" style:family="table-column">
      <style:table-column-properties style:column-width="6.854cm" style:rel-column-width="29933*"/>
    </style:style>
    <style:style style:name="Tabla6.B" style:family="table-column">
      <style:table-column-properties style:column-width="5.184cm" style:rel-column-width="22639*"/>
    </style:style>
    <style:style style:name="Tabla6.C" style:family="table-column">
      <style:table-column-properties style:column-width="2.969cm" style:rel-column-width="12963*"/>
    </style:style>
    <style:style style:name="Tabla6.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6.C1" style:family="table-cell">
      <style:table-cell-properties style:vertical-align="middle" fo:background-color="#e6e6e6" fo:padding="0.097cm" fo:border="0.018cm solid #808080">
        <style:background-image/>
      </style:table-cell-properties>
    </style:style>
    <style:style style:name="Tabla6.A2" style:family="table-cell">
      <style:table-cell-properties style:vertical-align="middle" fo:padding="0.097cm" fo:border-left="0.018cm solid #808080" fo:border-right="none" fo:border-top="none" fo:border-bottom="0.018cm solid #808080"/>
    </style:style>
    <style:style style:name="Tabla6.C2" style:family="table-cell">
      <style:table-cell-properties style:vertical-align="middle" fo:padding="0.097cm" fo:border-left="0.018cm solid #808080" fo:border-right="0.018cm solid #808080" fo:border-top="none" fo:border-bottom="0.018cm solid #808080"/>
    </style:style>
    <style:style style:name="Tabla9" style:family="table">
      <style:table-properties style:width="14.998cm" fo:margin-left="0.99cm" fo:margin-right="1.011cm" table:align="margins"/>
    </style:style>
    <style:style style:name="Tabla9.A" style:family="table-column">
      <style:table-column-properties style:column-width="1.476cm" style:rel-column-width="6450*"/>
    </style:style>
    <style:style style:name="Tabla9.B" style:family="table-column">
      <style:table-column-properties style:column-width="8.049cm" style:rel-column-width="35171*"/>
    </style:style>
    <style:style style:name="Tabla9.C" style:family="table-column">
      <style:table-column-properties style:column-width="3.044cm" style:rel-column-width="13301*"/>
    </style:style>
    <style:style style:name="Tabla9.D" style:family="table-column">
      <style:table-column-properties style:column-width="2.429cm" style:rel-column-width="10613*"/>
    </style:style>
    <style:style style:name="Tabla9.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9.D1" style:family="table-cell">
      <style:table-cell-properties style:vertical-align="middle" fo:background-color="#e6e6e6" fo:padding="0.097cm" fo:border="0.018cm solid #808080">
        <style:background-image/>
      </style:table-cell-properties>
    </style:style>
    <style:style style:name="Tabla9.A2" style:family="table-cell">
      <style:table-cell-properties style:vertical-align="middle" fo:padding="0.097cm" fo:border-left="0.018cm solid #808080" fo:border-right="none" fo:border-top="none" fo:border-bottom="0.018cm solid #808080"/>
    </style:style>
    <style:style style:name="Tabla9.D2" style:family="table-cell">
      <style:table-cell-properties style:vertical-align="middle" fo:padding="0.097cm" fo:border-left="0.018cm solid #808080" fo:border-right="0.018cm solid #808080" fo:border-top="none" fo:border-bottom="0.018cm solid #808080"/>
    </style:style>
    <style:style style:name="Tabla10" style:family="table">
      <style:table-properties style:width="14.998cm" fo:margin-left="0.99cm" fo:margin-right="1.011cm" table:align="margins"/>
    </style:style>
    <style:style style:name="Tabla10.A" style:family="table-column">
      <style:table-column-properties style:column-width="7.253cm" style:rel-column-width="31696*"/>
    </style:style>
    <style:style style:name="Tabla10.B" style:family="table-column">
      <style:table-column-properties style:column-width="2.582cm" style:rel-column-width="11282*"/>
    </style:style>
    <style:style style:name="Tabla10.C" style:family="table-column">
      <style:table-column-properties style:column-width="2.581cm" style:rel-column-width="11274*"/>
    </style:style>
    <style:style style:name="Tabla10.D" style:family="table-column">
      <style:table-column-properties style:column-width="2.582cm" style:rel-column-width="11283*"/>
    </style:style>
    <style:style style:name="Tabla10.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0.D1" style:family="table-cell">
      <style:table-cell-properties style:vertical-align="middle" fo:background-color="#e6e6e6" fo:padding="0.097cm" fo:border="0.018cm solid #808080">
        <style:background-image/>
      </style:table-cell-properties>
    </style:style>
    <style:style style:name="Tabla10.A2" style:family="table-cell">
      <style:table-cell-properties style:vertical-align="middle" fo:padding="0.097cm" fo:border-left="0.018cm solid #808080" fo:border-right="none" fo:border-top="none" fo:border-bottom="0.018cm solid #808080"/>
    </style:style>
    <style:style style:name="Tabla10.D2" style:family="table-cell">
      <style:table-cell-properties style:vertical-align="middle" fo:padding="0.097cm" fo:border-left="0.018cm solid #808080" fo:border-right="0.018cm solid #808080" fo:border-top="none" fo:border-bottom="0.018cm solid #808080"/>
    </style:style>
    <style:style style:name="Tabla7" style:family="table">
      <style:table-properties style:width="15.931cm" fo:margin-left="0.623cm" fo:margin-right="0.445cm" table:align="margins"/>
    </style:style>
    <style:style style:name="Tabla7.A" style:family="table-column">
      <style:table-column-properties style:column-width="4.718cm" style:rel-column-width="19406*"/>
    </style:style>
    <style:style style:name="Tabla7.B" style:family="table-column">
      <style:table-column-properties style:column-width="4.11cm" style:rel-column-width="16906*"/>
    </style:style>
    <style:style style:name="Tabla7.C" style:family="table-column">
      <style:table-column-properties style:column-width="2.462cm" style:rel-column-width="10132*"/>
    </style:style>
    <style:style style:name="Tabla7.E" style:family="table-column">
      <style:table-column-properties style:column-width="2.178cm" style:rel-column-width="8959*"/>
    </style:style>
    <style:style style:name="Tabla7.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7.E1" style:family="table-cell">
      <style:table-cell-properties style:vertical-align="middle" fo:background-color="#e6e6e6" fo:padding="0.097cm" fo:border="0.018cm solid #808080">
        <style:background-image/>
      </style:table-cell-properties>
    </style:style>
    <style:style style:name="Tabla7.A2" style:family="table-cell">
      <style:table-cell-properties style:vertical-align="middle" fo:padding="0.097cm" fo:border-left="0.018cm solid #808080" fo:border-right="none" fo:border-top="none" fo:border-bottom="0.018cm solid #808080"/>
    </style:style>
    <style:style style:name="Tabla7.E2" style:family="table-cell">
      <style:table-cell-properties style:vertical-align="middle" fo:padding="0.097cm" fo:border-left="0.018cm solid #808080" fo:border-right="0.018cm solid #808080" fo:border-top="none" fo:border-bottom="0.018cm solid #808080"/>
    </style:style>
    <style:style style:name="Tabla8" style:family="table">
      <style:table-properties style:width="14.998cm" fo:margin-left="0.99cm" fo:margin-right="1.011cm" table:align="margins"/>
    </style:style>
    <style:style style:name="Tabla8.A" style:family="table-column">
      <style:table-column-properties style:column-width="10.01cm" style:rel-column-width="43741*"/>
    </style:style>
    <style:style style:name="Tabla8.B" style:family="table-column">
      <style:table-column-properties style:column-width="2.494cm" style:rel-column-width="10896*"/>
    </style:style>
    <style:style style:name="Tabla8.C" style:family="table-column">
      <style:table-column-properties style:column-width="2.494cm" style:rel-column-width="10898*"/>
    </style:style>
    <style:style style:name="Tabla8.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8.C1" style:family="table-cell">
      <style:table-cell-properties style:vertical-align="middle" fo:background-color="#e6e6e6" fo:padding="0.097cm" fo:border="0.018cm solid #808080">
        <style:background-image/>
      </style:table-cell-properties>
    </style:style>
    <style:style style:name="Tabla8.A2" style:family="table-cell" style:data-style-name="N100">
      <style:table-cell-properties style:vertical-align="middle" fo:padding="0.097cm" fo:border-left="0.018cm solid #808080" fo:border-right="none" fo:border-top="none" fo:border-bottom="0.018cm solid #808080"/>
    </style:style>
    <style:style style:name="Tabla8.B2" style:family="table-cell">
      <style:table-cell-properties style:vertical-align="middle" fo:padding="0.097cm" fo:border-left="0.018cm solid #808080" fo:border-right="none" fo:border-top="none" fo:border-bottom="0.018cm solid #808080"/>
    </style:style>
    <style:style style:name="Tabla8.C2" style:family="table-cell">
      <style:table-cell-properties style:vertical-align="middle" fo:padding="0.097cm" fo:border-left="0.018cm solid #808080" fo:border-right="0.018cm solid #808080" fo:border-top="none" fo:border-bottom="0.018cm solid #808080"/>
    </style:style>
    <style:style style:name="P1" style:family="paragraph" style:parent-style-name="Table_20_Contents">
      <style:paragraph-properties fo:margin-left="0cm" fo:margin-right="0cm" fo:margin-top="0cm" fo:margin-bottom="0.499cm" fo:text-align="end"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normal" style:font-size-asian="10pt" style:font-weight-asian="normal" style:font-size-complex="10pt" style:font-weight-complex="normal"/>
    </style:style>
    <style:style style:name="P4"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6"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7" style:family="paragraph" style:parent-style-name="Text_20_body">
      <style:paragraph-properties fo:padding="0cm" fo:border="none"/>
    </style:style>
    <style:style style:name="P8" style:family="paragraph" style:parent-style-name="Subtitle">
      <style:paragraph-properties fo:padding="0cm" fo:border="none"/>
    </style:style>
    <style:style style:name="P9" style:family="paragraph" style:parent-style-name="Standard">
      <style:paragraph-properties fo:padding="0cm" fo:border="none"/>
    </style:style>
    <style:style style:name="P10" style:family="paragraph" style:parent-style-name="Title" style:master-page-name="">
      <style:paragraph-properties style:page-number="auto" fo:padding="0cm" fo:border="none"/>
    </style:style>
    <style:style style:name="P11"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justify" style:justify-single-word="false"/>
    </style:style>
    <style:style style:name="P14" style:family="paragraph" style:parent-style-name="Hoja_20_de_20_Control">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start" style:justify-single-word="false"/>
      <style:text-properties fo:font-weight="normal" style:font-weight-asian="normal" style:font-weight-complex="normal"/>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style:font-name="NewsGotT2" fo:font-size="10pt" fo:font-weight="normal" style:font-size-asian="10pt" style:font-weight-asian="normal" style:font-size-complex="10pt" style:font-weight-complex="normal"/>
    </style:style>
    <style:style style:name="P23" style:family="paragraph" style:parent-style-name="Table_20_Contents">
      <style:paragraph-properties fo:text-align="start" style:justify-single-word="false"/>
      <style:text-properties style:font-name="NewsGotT2" fo:font-size="10pt" fo:font-weight="normal" style:font-size-asian="10pt" style:font-weight-asian="normal" style:font-size-complex="10pt" style:font-weight-complex="normal"/>
    </style:style>
    <style:style style:name="P24" style:family="paragraph" style:parent-style-name="Text_20_body">
      <style:paragraph-properties fo:text-align="justify" style:justify-single-word="false"/>
      <style:text-properties fo:color="#000000"/>
    </style:style>
    <style:style style:name="P25" style:family="paragraph" style:parent-style-name="Text_20_body">
      <style:paragraph-properties fo:break-before="page"/>
    </style:style>
    <style:style style:name="P26"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7" style:family="paragraph" style:parent-style-name="Table_20_Contents">
      <style:paragraph-properties fo:margin-top="0cm" fo:margin-bottom="0cm"/>
      <style:text-properties fo:language="es" fo:country="ES" style:language-complex="ar" style:country-complex="SA"/>
    </style:style>
    <style:style style:name="P28" style:family="paragraph" style:parent-style-name="Table_20_Contents">
      <style:paragraph-properties fo:margin-top="0cm" fo:margin-bottom="0cm" fo:text-align="center" style:justify-single-word="false"/>
    </style:style>
    <style:style style:name="P29" style:family="paragraph" style:parent-style-name="Text_20_body">
      <style:paragraph-properties fo:margin-left="0.101cm" fo:margin-right="0.101cm" fo:text-align="justify" style:justify-single-word="false" fo:text-indent="0cm" style:auto-text-indent="false"/>
      <style:text-properties fo:font-size="10pt" style:font-size-asian="10pt" style:font-size-complex="10pt"/>
    </style:style>
    <style:style style:name="P30" style:family="paragraph" style:parent-style-name="Text_20_body">
      <style:paragraph-properties fo:margin-left="0.101cm" fo:margin-right="0.101cm" fo:text-align="justify" style:justify-single-word="false" fo:text-indent="0cm" style:auto-text-indent="false"/>
      <style:text-properties fo:font-size="10pt" fo:font-weight="normal" style:font-size-asian="10pt" style:font-weight-asian="normal" style:font-name-complex="Tahoma3" style:font-size-complex="10pt" style:font-weight-complex="normal"/>
    </style:style>
    <style:style style:name="P31" style:family="paragraph" style:parent-style-name="Standard" style:master-page-name="Portada">
      <style:paragraph-properties style:page-number="auto"/>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1">
      <style:paragraph-properties fo:margin-top="0cm" fo:margin-bottom="0cm"/>
    </style:style>
    <style:style style:name="P35" style:family="paragraph" style:parent-style-name="Contents_20_1">
      <style:paragraph-properties>
        <style:tab-stops>
          <style:tab-stop style:position="16.898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font-size="10pt" style:font-size-asian="10pt" style:font-size-complex="10pt"/>
    </style:style>
    <style:style style:name="T3" style:family="text">
      <style:text-properties fo:font-size="11pt" style:font-size-asian="11pt" style:font-size-complex="11pt"/>
    </style:style>
    <style:style style:name="T4" style:family="text">
      <style:text-properties style:font-name="NewsGotT" fo:font-size="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number:text-style style:name="N100">
      <number:text-content/>
    </number:text-style>
  </office:automatic-styles>
  <office:body>
    <office:text text:use-soft-page-breaks="true">
      <office:forms form:automatic-focus="false" form:apply-design-mode="false"/>
      <text:tracked-changes>
        <text:changed-region text:id="ct185124320">
          <text:insertion>
            <office:change-info>
              <dc:creator>JSM</dc:creator>
              <dc:date>2015-07-31T09:08:00</dc:date>
            </office:change-info>
          </text:insertion>
        </text:changed-region>
        <text:changed-region text:id="ct182232640">
          <text:insertion>
            <office:change-info>
              <dc:creator>JSM</dc:creator>
              <dc:date>2015-07-31T09:09:00</dc:date>
            </office:change-info>
          </text:insertion>
        </text:changed-region>
        <text:changed-region text:id="ct178518336">
          <text:deletion>
            <office:change-info>
              <dc:creator>JSM</dc:creator>
              <dc:date>2015-07-31T09:16:00</dc:date>
            </office:change-info>
            <text:p text:style-name="Text_20_body">asignarán dentro del siguiente periodo de Soporte (Agosto).</text:p>
          </text:deletion>
        </text:changed-region>
        <text:changed-region text:id="ct165041768">
          <text:insertion>
            <office:change-info>
              <dc:creator>JSM</dc:creator>
              <dc:date>2015-07-31T09:16:00</dc:date>
            </office:change-info>
          </text:insertion>
        </text:changed-region>
        <text:changed-region text:id="ct-1322821936">
          <text:format-change>
            <office:change-info>
              <dc:creator>JSM</dc:creator>
              <dc:date>2015-07-31T09:16:00</dc:date>
            </office:change-info>
          </text:format-change>
        </text:changed-region>
        <text:changed-region text:id="ct-1323158824">
          <text:insertion>
            <office:change-info>
              <dc:creator>JSM</dc:creator>
              <dc:date>2015-07-31T09:16:00</dc:date>
            </office:change-info>
          </text:insertion>
        </text:changed-region>
        <text:changed-region text:id="ct-1323256088">
          <text:insertion>
            <office:change-info>
              <dc:creator>JSM</dc:creator>
              <dc:date>2015-07-31T09:11:00</dc:date>
            </office:change-info>
          </text:insertion>
        </text:changed-region>
        <text:changed-region text:id="ct-1323283184">
          <text:insertion>
            <office:change-info>
              <dc:creator>JSM</dc:creator>
              <dc:date>2015-07-31T09:12:00</dc:date>
            </office:change-info>
          </text:insertion>
        </text:changed-region>
        <text:changed-region text:id="ct-1323270016">
          <text:insertion>
            <office:change-info>
              <dc:creator>JSM</dc:creator>
              <dc:date>2015-07-31T09:13:00</dc:date>
            </office:change-info>
          </text:insertion>
        </text:changed-region>
        <text:changed-region text:id="ct-1323235344">
          <text:insertion>
            <office:change-info>
              <dc:creator>JSM</dc:creator>
              <dc:date>2015-07-31T09:14:00</dc:date>
            </office:change-info>
          </text:insertion>
        </text:changed-region>
        <text:changed-region text:id="ct-1323148824">
          <text:insertion>
            <office:change-info>
              <dc:creator>JSM</dc:creator>
              <dc:date>2015-07-31T09:15:00</dc:date>
            </office:change-info>
          </text:insertion>
        </text:changed-region>
        <text:changed-region text:id="ct-1322932304">
          <text:insertion>
            <office:change-info>
              <dc:creator>JSM</dc:creator>
              <dc:date>2015-07-31T09:15:00</dc:date>
            </office:change-info>
          </text:insertion>
        </text:changed-region>
        <text:changed-region text:id="ct-1322967432">
          <text:insertion>
            <office:change-info>
              <dc:creator>JSM</dc:creator>
              <dc:date>2015-07-31T09:15:00</dc:date>
            </office:change-info>
          </text:insertion>
        </text:changed-region>
      </text:tracked-changes>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 office:value-type="string" office:string-value="29/07/2015" text:name="fechas"/>
      </text:user-field-decls>
      <text:p text:style-name="P31"/>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162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1"><text:subject>AGATAv2</text:subject></text:p>
      <text:p text:style-name="P10"><text:title>Seguimiento julio 2015</text:title></text:p>
      <text:p text:style-name="P8"/>
      <text:p text:style-name="P7"/>
      <table:table table:name="Table1" table:style-name="Table1">
        <table:table-column table:style-name="Table1.A"/>
        <table:table-column table:style-name="Table1.B"/>
        <table:table-row table:style-name="Table1.1">
          <table:table-cell table:style-name="Table1.A1" office:value-type="string">
            <text:p text:style-name="P29">Proyecto: </text:p>
            <text:p text:style-name="P3"><text:subject>AGATAv2</text:subject></text:p>
          </table:table-cell>
          <table:table-cell table:style-name="Table1.B1" office:value-type="string">
            <text:p text:style-name="P29">Lugar de la Reunión: Torre Triana, sala Prisma 1ª planta</text:p>
            <text:p text:style-name="P29">Fecha: <text:user-field-get text:name="fechas">29/07/2015</text:user-field-get></text:p>
          </table:table-cell>
        </table:table-row>
        <table:table-row table:style-name="Table1.2">
          <table:table-cell table:style-name="Table1.A2" office:value-type="string">
            <text:p text:style-name="P30">Aprobada por:</text:p>
            <text:p text:style-name="P29">Fecha:</text:p>
          </table:table-cell>
          <table:table-cell table:style-name="Table1.B2" office:value-type="string">
            <text:p text:style-name="P29">Aprobada por parte del Empresa Suministradora por:</text:p>
            <text:p text:style-name="P29">Fecha:</text:p>
          </table:table-cell>
        </table:table-row>
      </table:table>
      <text:p text:style-name="P9"/>
      <text:p text:style-name="P7"/>
      <text:p text:style-name="P7"/>
      <text:p text:style-name="Nota_20_al_20_pié">Versión: <text:keywords>0100</text:keywords></text:p>
      <text:p text:style-name="Nota_20_al_20_pié">Fecha: <text:span text:style-name="T2"><text:user-field-get text:name="fechas">29/07/2015</text:user-field-get></text:span></text:p>
      <text:p text:style-name="Nota_20_al_20_pié"/>
      <table:table table:name="Tabla5" table:style-name="Tabla5">
        <table:table-column table:style-name="Tabla5.A"/>
        <table:table-row>
          <table:table-cell table:style-name="Tabla5.A1" office:value-type="string">
            <text:p text:style-name="P24">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text:soft-page-break/></text:p>
      <text:p text:style-name="P14">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5">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able:table-cell>
          <table:covered-table-cell/>
          <table:covered-table-cell/>
        </table:table-row>
        <table:table-row>
          <table:table-cell table:style-name="Tabla1.A2" office:value-type="string">
            <text:p text:style-name="P15">Proyecto</text:p>
          </table:table-cell>
          <table:table-cell table:style-name="Tabla1.B2" table:number-columns-spanned="3" office:value-type="string">
            <text:p text:style-name="Table_20_Contents"><text:bookmark-start text:name="__DdeLink__323_258527374"/><text:subject>AGATAv2</text:subject><text:bookmark-end text:name="__DdeLink__323_258527374"/></text:p>
          </table:table-cell>
          <table:covered-table-cell/>
          <table:covered-table-cell/>
        </table:table-row>
        <table:table-row>
          <table:table-cell table:style-name="Tabla1.A2" office:value-type="string">
            <text:p text:style-name="P15">Entregable</text:p>
          </table:table-cell>
          <table:table-cell table:style-name="Tabla1.B2" table:number-columns-spanned="3" office:value-type="string">
            <text:p text:style-name="Table_20_Contents"><text:title>Seguimiento julio 2015</text:title></text:p>
          </table:table-cell>
          <table:covered-table-cell/>
          <table:covered-table-cell/>
        </table:table-row>
        <table:table-row>
          <table:table-cell table:style-name="Tabla1.A2" office:value-type="string">
            <text:p text:style-name="P15">Autor</text:p>
          </table:table-cell>
          <table:table-cell table:style-name="Tabla1.B2" table:number-columns-spanned="3" office:value-type="string">
            <text:p text:style-name="P18"><text:user-defined text:name="Autor">GMV</text:user-defined></text:p>
          </table:table-cell>
          <table:covered-table-cell/>
          <table:covered-table-cell/>
        </table:table-row>
        <table:table-row>
          <table:table-cell table:style-name="Tabla1.A2" office:value-type="string">
            <text:p text:style-name="P15">Versión/Edición</text:p>
          </table:table-cell>
          <table:table-cell table:style-name="Tabla1.B5" office:value-type="string">
            <text:p text:style-name="Table_20_Contents"><text:keywords>0100</text:keywords></text:p>
          </table:table-cell>
          <table:table-cell table:style-name="Tabla1.A2" office:value-type="string">
            <text:p text:style-name="P15">Fecha Versión</text:p>
          </table:table-cell>
          <table:table-cell table:style-name="Tabla1.B2" office:value-type="string">
            <text:p text:style-name="P17">29/07/2015</text:p>
          </table:table-cell>
        </table:table-row>
        <table:table-row>
          <table:table-cell table:style-name="Tabla1.B5" office:value-type="string">
            <text:p text:style-name="P15"/>
          </table:table-cell>
          <table:table-cell table:style-name="Tabla1.B5" office:value-type="string">
            <text:p text:style-name="Table_20_Contents"/>
          </table:table-cell>
          <table:table-cell table:style-name="Tabla1.A2" office:value-type="string">
            <text:p text:style-name="P15">Nº Total de Páginas</text:p>
          </table:table-cell>
          <table:table-cell table:style-name="Tabla1.B2" office:value-type="string">
            <text:p text:style-name="P17"><text:page-count>12</text:page-count></text:p>
          </table:table-cell>
        </table:table-row>
      </table:table>
      <text:p text:style-name="Standard"/>
      <text:p text:style-name="P12"/>
      <text:p text:style-name="P12">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6">Versión</text:p>
          </table:table-cell>
          <table:table-cell table:style-name="Tabla3.A1" office:value-type="string">
            <text:p text:style-name="P16">Causa del Cambio</text:p>
          </table:table-cell>
          <table:table-cell table:style-name="Tabla3.A1" office:value-type="string">
            <text:p text:style-name="P16">Responsable del Cambio</text:p>
          </table:table-cell>
          <table:table-cell table:style-name="Tabla3.D1" office:value-type="string">
            <text:p text:style-name="P16">Fecha del Cambio</text:p>
          </table:table-cell>
        </table:table-row>
        <table:table-row>
          <table:table-cell table:style-name="Tabla3.A2" office:value-type="float" office:value="100">
            <text:p text:style-name="P17">0100</text:p>
          </table:table-cell>
          <table:table-cell table:style-name="Tabla3.B2" office:value-type="string">
            <text:p text:style-name="P17">Versión inicial</text:p>
          </table:table-cell>
          <table:table-cell table:style-name="Tabla3.B2" office:value-type="string">
            <text:p text:style-name="P19">Javier Diáñez</text:p>
          </table:table-cell>
          <table:table-cell table:style-name="Tabla3.D2" office:value-type="string">
            <text:p text:style-name="P17">29/07/2015</text:p>
          </table:table-cell>
        </table:table-row>
        <table:table-row>
          <table:table-cell table:style-name="Tabla3.B2" office:value-type="string">
            <text:p text:style-name="P17"/>
          </table:table-cell>
          <table:table-cell table:style-name="Tabla3.B2" office:value-type="string">
            <text:p text:style-name="P17"/>
          </table:table-cell>
          <table:table-cell table:style-name="Tabla3.B2" office:value-type="string">
            <text:p text:style-name="P17"/>
          </table:table-cell>
          <table:table-cell table:style-name="Tabla3.D2" office:value-type="string">
            <text:p text:style-name="P17"/>
          </table:table-cell>
        </table:table-row>
        <table:table-row>
          <table:table-cell table:style-name="Tabla3.B2" office:value-type="string">
            <text:p text:style-name="P17"/>
          </table:table-cell>
          <table:table-cell table:style-name="Tabla3.B2" office:value-type="string">
            <text:p text:style-name="P17"/>
          </table:table-cell>
          <table:table-cell table:style-name="Tabla3.B2" office:value-type="string">
            <text:p text:style-name="P17"/>
          </table:table-cell>
          <table:table-cell table:style-name="Tabla3.D2" office:value-type="string">
            <text:p text:style-name="P17"/>
          </table:table-cell>
        </table:table-row>
      </table:table>
      <text:p text:style-name="Standard"/>
      <text:p text:style-name="P12"/>
      <text:p text:style-name="P12">CONTROL DE DISTRIBUCIÓN</text:p>
      <text:p text:style-name="Standard"/>
      <table:table table:name="Tabla4" table:style-name="Tabla4">
        <table:table-column table:style-name="Tabla4.A"/>
        <table:table-row>
          <table:table-cell table:style-name="Tabla4.A1" office:value-type="string">
            <text:p text:style-name="P15">Nombre y Apellidos</text:p>
          </table:table-cell>
        </table:table-row>
        <table:table-row>
          <table:table-cell table:style-name="Tabla4.A2" office:value-type="string">
            <text:p text:style-name="P18">Jorge Sánchez Martín</text:p>
          </table:table-cell>
        </table:table-row>
        <table:table-row>
          <table:table-cell table:style-name="Tabla4.A2" office:value-type="string">
            <text:p text:style-name="Table_20_Contents">Francisco Rodríguez Corredor</text:p>
          </table:table-cell>
        </table:table-row>
        <table:table-row>
          <table:table-cell table:style-name="Tabla4.A2" office:value-type="string">
            <text:p text:style-name="Table_20_Contents">Manuel Rodríguez Sáez</text:p>
          </table:table-cell>
        </table:table-row>
        <table:table-row>
          <table:table-cell table:style-name="Tabla4.A2" office:value-type="string">
            <text:p text:style-name="Table_20_Contents">Israel Cárdenas Romero</text:p>
          </table:table-cell>
        </table:table-row>
        <table:table-row>
          <table:table-cell table:style-name="Tabla4.A2" office:value-type="string">
            <text:p text:style-name="Table_20_Contents">José María Palacio Carabias</text:p>
          </table:table-cell>
        </table:table-row>
        <table:table-row>
          <table:table-cell table:style-name="Tabla4.A2" office:value-type="string">
            <text:p text:style-name="Table_20_Contents">Javier Diáñez Carmona</text:p>
          </table:table-cell>
        </table:table-row>
      </table:table>
      <text:p text:style-name="Standard"/>
      <text:p text:style-name="Standard"/>
      <text:p text:style-name="Standard"/>
      <text:p text:style-name="Standard"/>
      <text:p text:style-name="Standard"/>
      <text:p text:style-name="P25"/>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5"><text:a xlink:type="simple" xlink:href="#__RefHeading__11359_363412597" text:style-name="Internet_20_link" text:visited-style-name="Internet_20_link">1 LISTA DE CONVOCADOS<text:tab/>4</text:a></text:p>
          <text:p text:style-name="P35"><text:a xlink:type="simple" xlink:href="#__RefHeading__11361_363412597" text:style-name="Internet_20_link" text:visited-style-name="Internet_20_link">2 AGENDA DE LA REUNIÓN<text:tab/>5</text:a></text:p>
          <text:p text:style-name="P36"><text:a xlink:type="simple" xlink:href="#__RefHeading__11363_363412597" text:style-name="Internet_20_link" text:visited-style-name="Internet_20_link">2.1 Orden del Día<text:tab/>5</text:a></text:p>
          <text:p text:style-name="P36"><text:a xlink:type="simple" xlink:href="#__RefHeading__11365_363412597" text:style-name="Internet_20_link" text:visited-style-name="Internet_20_link">2.2 Objetivos Principales<text:tab/>5</text:a></text:p>
          <text:p text:style-name="P35"><text:a xlink:type="simple" xlink:href="#__RefHeading__11367_363412597" text:style-name="Internet_20_link" text:visited-style-name="Internet_20_link">3 DESARROLLO DE LA REUNIÓN<text:tab/>6</text:a></text:p>
          <text:p text:style-name="P35"><text:a xlink:type="simple" xlink:href="#__RefHeading__11369_363412597" text:style-name="Internet_20_link" text:visited-style-name="Internet_20_link">4 ACUERDOS Y TAREAS<text:tab/>10</text:a></text:p>
          <text:p text:style-name="P36"><text:a xlink:type="simple" xlink:href="#__RefHeading__11732_363412597" text:style-name="Internet_20_link" text:visited-style-name="Internet_20_link">4.1 Registro Histórico de Acuerdos<text:tab/>10</text:a></text:p>
          <text:p text:style-name="P35"><text:a xlink:type="simple" xlink:href="#__RefHeading__11371_363412597" text:style-name="Internet_20_link" text:visited-style-name="Internet_20_link">5 PUNTOS PENDIENTES<text:tab/>11</text:a></text:p>
          <text:p text:style-name="P35"><text:a xlink:type="simple" xlink:href="#__RefHeading__11373_363412597" text:style-name="Internet_20_link" text:visited-style-name="Internet_20_link">6 PRÓXIMAS REUNIONES<text:tab/>12</text:a></text:p>
        </text:index-body>
      </text:table-of-content>
      <text:p text:style-name="Text_20_body"/>
      <text:p text:style-name="P26"><text:s/></text:p>
      <text:p text:style-name="P26"/>
      <text:h text:style-name="Heading_20_1" text:outline-level="1"><text:bookmark text:name="__RefHeading__11359_363412597"/>LISTA DE CONVOCADOS<text:bookmark-end text:name="__RefHeading__11359_363412597"/></text:h>
      <text:p text:style-name="Text_20_body"/>
      <table:table table:name="Tabla6" table:style-name="Tabla6">
        <table:table-column table:style-name="Tabla6.A"/>
        <table:table-column table:style-name="Tabla6.B"/>
        <table:table-column table:style-name="Tabla6.C"/>
        <table:table-row>
          <table:table-cell table:style-name="Tabla6.A1" office:value-type="string">
            <text:p text:style-name="P16">Nombre y Apellidos</text:p>
          </table:table-cell>
          <table:table-cell table:style-name="Tabla6.A1" office:value-type="string">
            <text:p text:style-name="P16">Organismo</text:p>
          </table:table-cell>
          <table:table-cell table:style-name="Tabla6.C1" office:value-type="string">
            <text:p text:style-name="P16">ASISTE (S/N)</text:p>
          </table:table-cell>
        </table:table-row>
        <table:table-row>
          <table:table-cell table:style-name="Tabla6.A2" office:value-type="string">
            <text:p text:style-name="P27">Jorge Sánchez Martín</text:p>
          </table:table-cell>
          <table:table-cell table:style-name="Tabla6.A2" office:value-type="string">
            <text:p text:style-name="P27">CHAP</text:p>
          </table:table-cell>
          <table:table-cell table:style-name="Tabla6.C2" office:value-type="string">
            <text:p text:style-name="P28">S</text:p>
          </table:table-cell>
        </table:table-row>
        <table:table-row>
          <table:table-cell table:style-name="Tabla6.A2" office:value-type="string">
            <text:p text:style-name="P27">Francisco Rodríguez Corredor</text:p>
          </table:table-cell>
          <table:table-cell table:style-name="Tabla6.A2" office:value-type="string">
            <text:p text:style-name="P27">SANDETEL</text:p>
          </table:table-cell>
          <table:table-cell table:style-name="Tabla6.C2" office:value-type="string">
            <text:p text:style-name="P28">S</text:p>
          </table:table-cell>
        </table:table-row>
        <table:table-row>
          <table:table-cell table:style-name="Tabla6.A2" office:value-type="string">
            <text:p text:style-name="P27">Manuel Rodríguez Sáez</text:p>
          </table:table-cell>
          <table:table-cell table:style-name="Tabla6.A2" office:value-type="string">
            <text:p text:style-name="P27">CHAP</text:p>
          </table:table-cell>
          <table:table-cell table:style-name="Tabla6.C2" office:value-type="string">
            <text:p text:style-name="P28">S</text:p>
          </table:table-cell>
        </table:table-row>
        <table:table-row>
          <table:table-cell table:style-name="Tabla6.A2" office:value-type="string">
            <text:p text:style-name="P27">Israel Cárdenas Romero</text:p>
          </table:table-cell>
          <table:table-cell table:style-name="Tabla6.A2" office:value-type="string">
            <text:p text:style-name="P27">SANDETEL</text:p>
          </table:table-cell>
          <table:table-cell table:style-name="Tabla6.C2" office:value-type="string">
            <text:p text:style-name="P28">S</text:p>
          </table:table-cell>
        </table:table-row>
        <table:table-row>
          <table:table-cell table:style-name="Tabla6.A2" office:value-type="string">
            <text:p text:style-name="P27">Javier Diáñez Carmona</text:p>
          </table:table-cell>
          <table:table-cell table:style-name="Tabla6.A2" office:value-type="string">
            <text:p text:style-name="P27">GMV</text:p>
          </table:table-cell>
          <table:table-cell table:style-name="Tabla6.C2" office:value-type="string">
            <text:p text:style-name="P28">S</text:p>
          </table:table-cell>
        </table:table-row>
      </table:table>
      <text:h text:style-name="Heading_20_1" text:outline-level="1"><text:bookmark text:name="__RefHeading__11361_363412597"/>AGENDA DE LA REUNIÓN<text:bookmark-end text:name="__RefHeading__11361_363412597"/></text:h>
      <text:h text:style-name="Heading_20_2" text:outline-level="2"><text:bookmark text:name="__RefHeading__11363_363412597"/>Orden del Día<text:bookmark-end text:name="__RefHeading__11363_363412597"/></text:h>
      <text:p text:style-name="Text_20_body"/>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16">Nº</text:p>
          </table:table-cell>
          <table:table-cell table:style-name="Tabla9.A1" office:value-type="string">
            <text:p text:style-name="P16">Asunto</text:p>
          </table:table-cell>
          <table:table-cell table:style-name="Tabla9.A1" office:value-type="string">
            <text:p text:style-name="P16">Tiempo Estimado</text:p>
          </table:table-cell>
          <table:table-cell table:style-name="Tabla9.D1" office:value-type="string">
            <text:p text:style-name="P16">Responsable</text:p>
          </table:table-cell>
        </table:table-row>
        <table:table-row>
          <table:table-cell table:style-name="Tabla9.A2" office:value-type="string">
            <text:p text:style-name="P19">1</text:p>
          </table:table-cell>
          <table:table-cell table:style-name="Tabla9.A2" office:value-type="string">
            <text:p text:style-name="P20">Seguimiento de los trabajos de soporte y mantenimiento</text:p>
          </table:table-cell>
          <table:table-cell table:style-name="Tabla9.A2" office:value-type="string">
            <text:p text:style-name="P19">45 minutos</text:p>
          </table:table-cell>
          <table:table-cell table:style-name="Tabla9.D2" office:value-type="string">
            <text:p text:style-name="P19">GMV, CHAP</text:p>
          </table:table-cell>
        </table:table-row>
        <table:table-row>
          <table:table-cell table:style-name="Tabla9.A2" office:value-type="string">
            <text:p text:style-name="P22">2</text:p>
          </table:table-cell>
          <table:table-cell table:style-name="Tabla9.A2" office:value-type="string">
            <text:p text:style-name="P23">Sesión de trabajo para identificar requisitos de documentación y transferencia del conocimiento. </text:p>
          </table:table-cell>
          <table:table-cell table:style-name="Tabla9.A2" office:value-type="string">
            <text:p text:style-name="P19">1 hora y 45 minutos</text:p>
          </table:table-cell>
          <table:table-cell table:style-name="Tabla9.D2" office:value-type="string">
            <text:p text:style-name="P19">GMV, CHAP</text:p>
          </table:table-cell>
        </table:table-row>
      </table:table>
      <text:p text:style-name="Standard"/>
      <text:h text:style-name="Heading_20_2" text:outline-level="2"><text:bookmark text:name="__RefHeading__11365_363412597"/>Objetivos Principales<text:bookmark-end text:name="__RefHeading__11365_363412597"/></text:h>
      <text:list xml:id="list1731251856" text:style-name="L1">
        <text:list-item>
          <text:p text:style-name="P34">Resumen de las tareas realizadas y las tareas pendientes</text:p>
        </text:list-item>
        <text:list-item>
          <text:p text:style-name="P34">Planificación de las Órdenes de Trabajo (en adelante OT) previstas</text:p>
        </text:list-item>
        <text:list-item>
          <text:p text:style-name="P34">Análisis de la documentación necesaria para la certificación</text:p>
        </text:list-item>
      </text:list>
      <text:h text:style-name="Heading_20_1" text:outline-level="1"><text:bookmark text:name="__RefHeading__11367_363412597"/>DESARROLLO DE LA REUNIÓN<text:bookmark-end text:name="__RefHeading__11367_363412597"/></text:h>
      <text:p text:style-name="Text_20_body">Se realiza un repaso del estado del soporte:</text:p>
      <text:p text:style-name="Text_20_body">JDC: Indica que durante el mes de Julio se han atendido un total de once incidencias a través de NAOS, de las cuales, a día de hoy, permanecen abiertas dos de ellas.</text:p>
      <text:p text:style-name="Text_20_body">JDC: Presenta una de las incidencias abiertas, con identificador NAOS 124399. Se resume el problema reportado, que consiste en el hecho de que se produce un error al cambiar desde Thunderbird una cita del calendario personal al de una suscripción.</text:p>
      <text:p text:style-name="Text_20_body">JDC: Comenta que se ha reproducido el error, y que éste ocurre porque la cita que se está intentando crear ya existía en el calendario de la suscripción, concretamente permanece en la papelera de reciclaje de la interfaz web.</text:p>
      <text:p text:style-name="Text_20_body">JSM: Indica que eliminar la cita de la papelera de reciclaje sería un workaround, pero que este caso debería considerarse un defecto de la aplicación ya que se debería permitir realizar la acción.</text:p>
      <text:p text:style-name="Text_20_body">JDC: Indica que el problema, podría considerarse una limitación en el uso del sistema, debido a que no es posible crear dos elementos idénticos en el SAD. En el caso de considerarse un defecto, habría que modificar el comportamiento actual de la aplicación para que acepte este tipo de elementos.</text:p>
      <text:p text:style-name="Text_20_body">JSM: Indica que el problema será diagnosticado como un defecto/mejora, que se registrará en TEO para su futura implementación. Con esto la incidencia quedaría cerrada.</text:p>
      <text:p text:style-name="Text_20_body">Se acuerda registrar la incidencia como defecto y cerrar la misma<text:change-start text:change-id="ct185124320"/>, comunica<text:change-end text:change-id="ct185124320"/><text:change-start text:change-id="ct182232640"/>ndo adecuadamentel al usuario el workaround y la identificación de la mejora. Coordinar con Maribel, que está realizando el soporte N2, la respuesta de cara al usuario.<text:change-end text:change-id="ct182232640"/></text:p>
      <text:p text:style-name="Text_20_body">JDC: Presenta la otra incidencia abierta, con identificador NAOS 124586. Se resume el problema reportado, que consiste en el hecho de que se produce un error al aceptar desde Thunderbird la actualización de una invitación.</text:p>
      <text:p text:style-name="Text_20_body">JDC: Indica que la incidencia no ha podido ser diagnosticada debido a que inicialmente no contenía la información suficiente para ello. Se solicitó la información pero ya no se encontraba disponible, por lo que se ha propuesto que en el caso de producirse nuevos errores se haga llegar la citada información.</text:p>
      <text:p text:style-name="Text_20_body">JSM/FRC: Indica que la incidencia corresponde al SAS, y que desde este organismo tienen un checklist con la información a proporcionar en el momento de registrar la incidencia y que en algunas incidencias no se está cumpliendo.</text:p>
      <text:p text:style-name="Text_20_body">Se acuerda dejar la incidencia sin evolución hasta tener la información solicitada, trasladándola en TEO a la nueva OT de Soporte del mes de Agosto.</text:p>
      <text:p text:style-name="Text_20_body">JSM: Pregunta el tiempo que se ha empleado en Soporte durante el mes de Julio.</text:p>
      <text:p text:style-name="Text_20_body">JDC: Indica que de las 50 horas previstas, se ha consumido el 75%, en concreto 37,75 horas.</text:p>
      <text:p text:style-name="Text_20_body">Se acuerda que las horas no consumidas, se <text:change text:change-id="ct178518336"/><text:change-start text:change-id="ct165041768"/><text:s/>pasarán a la bolsa de horas sin asignar, quedado disponibles <text:change-start text:change-id="ct-1322821936"/><text:span text:style-name="T4">para</text:span><text:change-end text:change-id="ct-1322821936"/> <text:change-end text:change-id="ct165041768"/><text:change-start text:change-id="ct-1323158824"/>reubicar en otras OT existentes o nuevas a medida que sea necesario.<text:change-end text:change-id="ct-1323158824"/></text:p>
      <text:p text:style-name="Text_20_body">Se realiza un repaso de las OT existentes:</text:p>
      <text:p text:style-name="Text_20_body">JDC: Indica que hay una OT para el desarrollo de correctivos y evolutivos para la versión 2.13.0, con un alcance cerrado de 45 horas.</text:p>
      <text:p text:style-name="Text_20_body">JSM: Indica que en TEO existen un conjunto de defectos y mejoras que han sido estimados por parte de GMV y que la OT incluye un subconjunto de ellos. Además existen otra serie de defectos que han sido resueltos por parte de SANDETEL.</text:p>
      <text:p text:style-name="Text_20_body"><text:soft-page-break/>JSM: Indica que para realizar la integración de los desarrollos de SANDETEL, existe otra OT con un alcance de 15 horas.<text:change-start text:change-id="ct-1323256088"/> La integración consistirá en asegurar la adecuada consolidación de los cambios del código fuente y otros ficheros. Se realizarán pruebas del cambio y/o de regresión si <text:s/>se han realizado <text:s/>cambios <text:change-end text:change-id="ct-1323256088"/><text:change-start text:change-id="ct-1323283184"/>que entran en conflicto con otros realizados por el proveedor <text:change-end text:change-id="ct-1323283184"/><text:change-start text:change-id="ct-1323270016"/>o en el caso de existir dependencias que pudieran suponer un problema. Los cambios realizados hasta la fecha se consideran de bajo riesgo.<text:change-end text:change-id="ct-1323270016"/></text:p>
      <text:p text:style-name="Text_20_body">FRC: Indica que los cambios realizados afectan a un conjunto reducido de ficheros y que la integración no debería de conllevar mucho tiempo.</text:p>
      <text:p text:style-name="Text_20_body">JDC: Indica que la estrategia por parte de GMV sería realizar el desarrollo del paquete de correctivos/evolutivos y posteriormente integrar los cambios de SANDETEL.</text:p>
      <text:p text:style-name="Text_20_body">MRS: Indica que sería una mejor estrategia realizar en primer lugar la integración de los cambios y posteriormente realizar el desarrollo de los correctivos para evitar conflictos.</text:p>
      <text:p text:style-name="Text_20_body">JDC: Indica que otra de las OT existentes es la referente a la homologación del modo offline de thunderbid, que tiene un alcance de 16 horas.</text:p>
      <text:p text:style-name="Text_20_body">JSM/MRS/ICR: Se debate sobre el posible comportamiento que tendrá esta funcionalidad.</text:p>
      <text:p text:style-name="Text_20_body">JSM: Indica que es necesario disponer del conjunto de pruebas que se realizarán para homologar esta funcionalidad.</text:p>
      <text:p text:style-name="Text_20_body">JDC: Indica que el Viernes 31/07/2015 se proporcionará el conjunto de pruebas a realizar y el indice que tendrá el documento generado.</text:p>
      <text:p text:style-name="Text_20_body">JSM: Indica que tras hablarlo con MRS consideran interesante la realización del estudio del cliente DAV en Android.</text:p>
      <text:p text:style-name="Text_20_body">JDC: Indica que este estudio está estimado en 40 horas, pero que la decisión de realizarlo está pendiente de cerrar el alcance de la documentación a generar para la transferencia de conocimiento.</text:p>
      <text:p text:style-name="Text_20_body">JSM: Comenta que en función de las horas disponibles se realizará, siendo el orden de prioridades dentro del proyecto el siguiente:</text:p>
      <text:list xml:id="list1817697303" text:style-name="L2">
        <text:list-item>
          <text:p text:style-name="P32">Soporte</text:p>
        </text:list-item>
        <text:list-item>
          <text:p text:style-name="P32">Documentación y Transferencia de conocimiento</text:p>
        </text:list-item>
        <text:list-item>
          <text:p text:style-name="P32">Desarrollos correctivos y evolutivos</text:p>
        </text:list-item>
        <text:list-item>
          <text:p text:style-name="P32">Homologación del modo Offline de Thunderbird</text:p>
        </text:list-item>
        <text:list-item>
          <text:p text:style-name="P32">Estudio del cliente DAV para Android</text:p>
        </text:list-item>
      </text:list>
      <text:p text:style-name="Text_20_body">JSM: Indica que la fecha de entrega de la versión 2.13.0 está prevista para el día 15 de Septiembre.</text:p>
      <text:p text:style-name="Text_20_body">MSR: Indica que los scripts de instalación del SAD utilizados para actualizar la versión del SAD, deben de ser mantenidos por GMV a partir de esta versión. Para ello se realizar una sesión de transferencia de conocimiento por parte de SANDETEL a GMV.</text:p>
      <text:p text:style-name="Text_20_body">A continuación se comienza con la segunda parte del orden del día, referente a la identificación de requisitos de documentación y transferencia de conocimiento.</text:p>
      <text:p text:style-name="Text_20_body">JDC: Entrega a los presentes un documento con un estudio previo realizado por parte de GMV, en el que se incluye la siguiente información:</text:p>
      <text:list xml:id="list1797520127" text:style-name="L3">
        <text:list-item>
          <text:p text:style-name="P33">Documentación existente para cada sistema con sus correspondientes índices.</text:p>
        </text:list-item>
        <text:list-item>
          <text:p text:style-name="P33">Plantillas disponibles en MADEJA con sus correspondientes indices.</text:p>
        </text:list-item>
        <text:list-item>
          <text:p text:style-name="P33">Documentación requerida por parte de CCI para la cetificación.</text:p>
        </text:list-item>
        <text:list-item>
          <text:p text:style-name="P33"><text:soft-page-break/>Propuesta de documentación a generar por parte de GMV.</text:p>
        </text:list-item>
      </text:list>
      <text:p text:style-name="Text_20_body">MRS: Indica que lo que se esperaba para la reunión era una propuesta de GMV en la que se detallará los documentos a realizar, el índice de los mismos y una estimación del coste de su realización, mientras que lo que se ha proporcionado no refleja lo solicitado.</text:p>
      <text:p text:style-name="Text_20_body">JDC: Indica que la información proporcionada no está estructurada de esa forma, sino que está enfocada en base a las necesidades existentes de documentación y los documentos disponibles, y que en base a ella se puede obtener la información en la estructura solicitada.</text:p>
      <text:p text:style-name="Text_20_body">JDC: <text:s/>GMV se compromete a enviar el Viernes 31/07/2015, una propuesta con la estimación de los diferentes documentos a generar.</text:p>
      <text:p text:style-name="Text_20_body">JDC: Propone revisar el planteamiento realizado por GMV de cara a definir conjuntamente el conjunto de documentos necesarios.</text:p>
      <text:p text:style-name="Text_20_body">Se comienza con la documentación necesaria para el SAD:</text:p>
      <text:p text:style-name="Text_20_body">JDC: Indica que los Manuales de Instalación y Actualización existen y siguen el indice de la plantilla definida en MADEJA. Además la Definición del Sistema está incluida en el apartado 2 del actual documento de instalación.</text:p>
      <text:p text:style-name="Text_20_body">FRC: Indica que sería recomendable eliminar del Manual de Instalación la parte relacionada con la compilación del sistema mediante Maven ya que actualmente se está haciendo uso del script de instalación desarrollado por SANDETEL.</text:p>
      <text:p text:style-name="Text_20_body">MRS: Indica que esta parte no debería de eliminarse del manual ya que podría ser útil para otro tipo de instalaciones que no hagan uso de este script. Además, ve necesaria la inclusión del uso del script de instalación dentro de los manuales de Instalación y Actualización.</text:p>
      <text:p text:style-name="Text_20_body">JDC: Indica que el Manual de Usuario no existe como tal en la aplicación.</text:p>
      <text:p text:style-name="Text_20_body">JSM/FRC: Indica que existen un conjunto de videos que describen las funcionalidades de la interfaz web de usuario.</text:p>
      <text:p text:style-name="Text_20_body">JDC: Indica que estos videos están desactualizados tanto de forma visual como de contenido, ya que por ejemplo, muestran la interfaz web de usuario en color azul cuando la imagen actual es gris. Sería necesario generarlos de nuevo.</text:p>
      <text:p text:style-name="Text_20_body">MRS: Indica que para el manual de usuario se realizará una ayuda online, utilizando para ello una herramienta propia de SANDETEL. Inicialmente este manual será completo, incluyendo todos los casos disponibles en el sistema. En caso de no disponer de horas para ello, se simplificarán los casos a incluir.</text:p>
      <text:p text:style-name="Text_20_body">ICR: Indica que la documentación se generá en formato html, y que nos proporcionará las plantillas para su realización.</text:p>
      <text:p text:style-name="Text_20_body">JDC: Indica que el Manual de Administración no existe como tal en la aplicación, y para el caso de la explotación se puede hacer uso de la antigua guía de Operación y Mantenimiento, que referencia a la gestión de logs, backups,...</text:p>
      <text:p text:style-name="Text_20_body">JSM: Indica que para este caso también existen videos, pero como en el caso de la guía de usuarios también estarán desactualizados.</text:p>
      <text:p text:style-name="Text_20_body">MRS: Indica que se realizará una ayuda online de la misma forma que para el caso de la guía de usuario. Respecto a la parte de explotación, no se realizará documentación ya que esta parte es dependiente del departamento de sistemas.</text:p>
      <text:p text:style-name="Text_20_body">JDC: Indica que se realizará un documento de Análisis del Sistema y otro de Diseño del Sistema en el que se incluirán el Modelado de Casos de Uso / Modelado de Procesos, el Modelado de Clases / Modelado de datos y Diseño de la Arquitectura del Sistema. Para estos conceptos no existe información actualmente.</text:p>
      <text:p text:style-name="Text_20_body"><text:soft-page-break/>MRS/JSM: Remiten a GMV revisar la documentación existente para estos conceptos dentro del proyecto AGATAv2 en Alfresco.</text:p>
      <text:p text:style-name="Text_20_body">JDC: Indica que para los requisitos de implantación, existen documentos de requisitos de versiones anteriores pero no un documento general que los englobe a todos.</text:p>
      <text:p text:style-name="Text_20_body">JSM: Confirma que existen estos documentos para versiones como la 2.11.0 del SAD.</text:p>
      <text:p text:style-name="Text_20_body">MRS/ICR: Indican que se realice un documento de requisitos que recoja los requisitos genérales de la aplicación, sin centrarse en aspectos concretos. Este documento se podrá ir ampliando posteriormente.</text:p>
      <text:p text:style-name="Text_20_body">JDC: Indica que el plan de pruebas no es obligatorio y que no se dispone de uno actualmente.</text:p>
      <text:p text:style-name="Text_20_body">JSM/FRC: Indican que CCI dispone de un plan de pruebas funcionales sobre la aplicación.</text:p>
      <text:p text:style-name="Text_20_body">MRS: Indica que al no ser obligatorio este documento no se realizará.</text:p>
      <text:p text:style-name="Text_20_body">JDC: Indica que el código fuente va incluido en las entregas del sistema.</text:p>
      <text:p text:style-name="Text_20_body">JDC: Indica que respecto a la documentación requerida no es necesario generar documento para los scripts de carga inicial, ya que estos van incluido con el código de la aplicación y se referencia su uso dentro del manual de instalación.</text:p>
      <text:p text:style-name="Text_20_body">MRS: Confirma que al estar estos scripts incluidos en el código, no es necesario generara documentación que los referencie.</text:p>
      <text:p text:style-name="Text_20_body">JDC: Indica que tampoco es necesario generar un documento de integración.</text:p>
      <text:p text:style-name="Text_20_body">MRS: Indica que es necesario generar un documento de integración general que haga referencia a los diferente sistemas existentes: SAD, CSA, Ag@ta Addressbook Connector y Funambol para MS Outlook.</text:p>
      <text:p text:style-name="Text_20_body">JDC: Se comienza con el análisis de la documentación necesaria para el CSA.</text:p>
      <text:p text:style-name="Text_20_body">MRS: Indica que para el CSA se seguirá la misma estructura de documentación que para el caso del SAD.</text:p>
      <text:p text:style-name="Text_20_body">JDC: Comenta que para el caso de los plugin Ag@ta Addressbook Connector y Funambol para Outlook no se ve necesario generar la documentación requerida por CCI.</text:p>
      <text:p text:style-name="Text_20_body">ICR: Propone que para estos clientes lo que se realice sea un documento que incluya la base de la que se parte para su desarrollo, los cambios realizados y la justificación de los mismos.</text:p>
      <text:p text:style-name="Text_20_body">MRC: <text:span text:style-name="T3">Indica que aunque para estos clientes también sería posible realizar un conjunto de pruebas, se realizará únicamente un documento que recoja lo descrito antes por ICR.</text:span></text:p>
      <text:p text:style-name="Text_20_body"/>
      <text:h text:style-name="Heading_20_1" text:outline-level="1"><text:bookmark text:name="__RefHeading__11369_363412597"/>ACUERDOS Y TAREAS<text:bookmark-end text:name="__RefHeading__11369_363412597"/></text:h>
      <text:p text:style-name="Text_20_body"/>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16">Acuerdo</text:p>
          </table:table-cell>
          <table:table-cell table:style-name="Tabla10.A1" office:value-type="string">
            <text:p text:style-name="P16">Responsable</text:p>
          </table:table-cell>
          <table:table-cell table:style-name="Tabla10.A1" office:value-type="string">
            <text:p text:style-name="P16">Fecha Prevista</text:p>
          </table:table-cell>
          <table:table-cell table:style-name="Tabla10.D1" office:value-type="string">
            <text:p text:style-name="P16">Estado</text:p>
          </table:table-cell>
        </table:table-row>
        <table:table-row>
          <table:table-cell table:style-name="Tabla10.A2" office:value-type="string">
            <text:p text:style-name="P21">Considerar la Incidencia NAOS 124399 como un defecto a corregir en una futura versión, marcando la incidencia como cerrada.<text:change-start text:change-id="ct-1323235344"/> Se coordinará con Maribel esta actuación.<text:change-end text:change-id="ct-1323235344"/></text:p>
          </table:table-cell>
          <table:table-cell table:style-name="Tabla10.A2" office:value-type="string">
            <text:p text:style-name="P17">GMV/CHAP</text:p>
          </table:table-cell>
          <table:table-cell table:style-name="Tabla10.A2" office:value-type="string">
            <text:p text:style-name="P17"/>
          </table:table-cell>
          <table:table-cell table:style-name="Tabla10.D2" office:value-type="string">
            <text:p text:style-name="P21">Confirmado</text:p>
          </table:table-cell>
        </table:table-row>
        <table:table-row>
          <table:table-cell table:style-name="Tabla10.A2" office:value-type="string">
            <text:p text:style-name="P21">Dejar sin actividad la incidencia NAOS 124586 hasta que se proporcione la información solicitada. Pasado un tiempo prudencial sin actividad, se cerrará<text:change-start text:change-id="ct-1323148824"/>, previa confirmación por parte de la DTP<text:change-end text:change-id="ct-1323148824"/>.<text:change-start text:change-id="ct-1322932304"/> Se coordinará con Maribel esta actuación.<text:change-end text:change-id="ct-1322932304"/></text:p>
          </table:table-cell>
          <table:table-cell table:style-name="Tabla10.A2" office:value-type="string">
            <text:p text:style-name="P17">GMV/CHAP</text:p>
          </table:table-cell>
          <table:table-cell table:style-name="Tabla10.A2" office:value-type="string">
            <text:p text:style-name="P17"/>
          </table:table-cell>
          <table:table-cell table:style-name="Tabla10.D2" office:value-type="string">
            <text:p text:style-name="P21">Confirmado</text:p>
          </table:table-cell>
        </table:table-row>
        <table:table-row>
          <table:table-cell table:style-name="Tabla10.A2" office:value-type="string">
            <text:p text:style-name="P21">Las horas no consumidas en el Soporte de Julio, <text:change-start text:change-id="ct-1322967432"/>pasarán a la bolsa de horas sin asignar, <text:change-end text:change-id="ct-1322967432"/>se asignarán dentro del siguiente periodo.</text:p>
          </table:table-cell>
          <table:table-cell table:style-name="Tabla10.A2" office:value-type="string">
            <text:p text:style-name="P17">GMV/CHAP</text:p>
          </table:table-cell>
          <table:table-cell table:style-name="Tabla10.A2" office:value-type="string">
            <text:p text:style-name="P17"/>
          </table:table-cell>
          <table:table-cell table:style-name="Tabla10.D2" office:value-type="string">
            <text:p text:style-name="P21"/>
          </table:table-cell>
        </table:table-row>
        <table:table-row>
          <table:table-cell table:style-name="Tabla10.A2" office:value-type="string">
            <text:p text:style-name="P21">Definir un indice y los casos de prueba para la homologación del modo Offline de Thunderbird</text:p>
          </table:table-cell>
          <table:table-cell table:style-name="Tabla10.A2" office:value-type="string">
            <text:p text:style-name="P17">GMV</text:p>
          </table:table-cell>
          <table:table-cell table:style-name="Tabla10.A2" office:value-type="string">
            <text:p text:style-name="P17">31/07/2015</text:p>
          </table:table-cell>
          <table:table-cell table:style-name="Tabla10.D2" office:value-type="string">
            <text:p text:style-name="P21">Confirmado</text:p>
          </table:table-cell>
        </table:table-row>
        <table:table-row>
          <table:table-cell table:style-name="Tabla10.A2" office:value-type="string">
            <text:p text:style-name="P21">Proporcionar estimación del coste de generar la documentación</text:p>
          </table:table-cell>
          <table:table-cell table:style-name="Tabla10.A2" office:value-type="string">
            <text:p text:style-name="P17">GMV</text:p>
          </table:table-cell>
          <table:table-cell table:style-name="Tabla10.A2" office:value-type="string">
            <text:p text:style-name="P17">31/07/2015</text:p>
          </table:table-cell>
          <table:table-cell table:style-name="Tabla10.D2" office:value-type="string">
            <text:p text:style-name="P21">Confirmado</text:p>
          </table:table-cell>
        </table:table-row>
        <table:table-row>
          <table:table-cell table:style-name="Tabla10.A2" office:value-type="string">
            <text:p text:style-name="P21">Definir un indice para cada documento a generar</text:p>
          </table:table-cell>
          <table:table-cell table:style-name="Tabla10.A2" office:value-type="string">
            <text:p text:style-name="P17">GMV</text:p>
          </table:table-cell>
          <table:table-cell table:style-name="Tabla10.A2" office:value-type="string">
            <text:p text:style-name="P17">Por determinar</text:p>
          </table:table-cell>
          <table:table-cell table:style-name="Tabla10.D2" office:value-type="string">
            <text:p text:style-name="P21">Confirmado</text:p>
          </table:table-cell>
        </table:table-row>
        <table:table-row>
          <table:table-cell table:style-name="Tabla10.A2" office:value-type="string">
            <text:p text:style-name="P21">Proporcionar plantilla para generar la ayuda online de usuarios y administradores</text:p>
          </table:table-cell>
          <table:table-cell table:style-name="Tabla10.A2" office:value-type="string">
            <text:p text:style-name="P17">CHAP</text:p>
          </table:table-cell>
          <table:table-cell table:style-name="Tabla10.A2" office:value-type="string">
            <text:p text:style-name="P17">Por determinar</text:p>
          </table:table-cell>
          <table:table-cell table:style-name="Tabla10.D2" office:value-type="string">
            <text:p text:style-name="P21">Confirmado</text:p>
          </table:table-cell>
        </table:table-row>
        <table:table-row>
          <table:table-cell table:style-name="Tabla10.A2" office:value-type="string">
            <text:p text:style-name="P21">Proporcionar plantillas con la imagen corporativa para la generación de la documentación</text:p>
          </table:table-cell>
          <table:table-cell table:style-name="Tabla10.A2" office:value-type="string">
            <text:p text:style-name="P17">CHAP</text:p>
          </table:table-cell>
          <table:table-cell table:style-name="Tabla10.A2" office:value-type="string">
            <text:p text:style-name="P17">Por determinar</text:p>
          </table:table-cell>
          <table:table-cell table:style-name="Tabla10.D2" office:value-type="string">
            <text:p text:style-name="P21">Confirmado</text:p>
          </table:table-cell>
        </table:table-row>
      </table:table>
      <text:p text:style-name="Standard"/>
      <text:p text:style-name="Text_20_body">Confirmado: Listo para su realización. Pendiente: Un tercer rol no interviene en la reunión se debe consultar para pasarlo a estado Confirmado.</text:p>
      <text:h text:style-name="Heading_20_2" text:outline-level="2"><text:bookmark text:name="__RefHeading__11732_363412597"/>Registro Histórico de Acuerdos<text:bookmark-end text:name="__RefHeading__11732_363412597"/></text:h>
      <text:p text:style-name="Text_20_body"/>
      <table:table table:name="Tabla7" table:style-name="Tabla7">
        <table:table-column table:style-name="Tabla7.A"/>
        <table:table-column table:style-name="Tabla7.B"/>
        <table:table-column table:style-name="Tabla7.C" table:number-columns-repeated="2"/>
        <table:table-column table:style-name="Tabla7.E"/>
        <table:table-row>
          <table:table-cell table:style-name="Tabla7.A1" office:value-type="string">
            <text:p text:style-name="P16">Acuerdo</text:p>
          </table:table-cell>
          <table:table-cell table:style-name="Tabla7.A1" office:value-type="string">
            <text:p text:style-name="P16">Responsable</text:p>
          </table:table-cell>
          <table:table-cell table:style-name="Tabla7.A1" office:value-type="string">
            <text:p text:style-name="P16">Fecha Prevista</text:p>
          </table:table-cell>
          <table:table-cell table:style-name="Tabla7.A1" office:value-type="string">
            <text:p text:style-name="P16">Fecha Real</text:p>
          </table:table-cell>
          <table:table-cell table:style-name="Tabla7.E1" office:value-type="string">
            <text:p text:style-name="P16">Terminado [S/N]</text:p>
          </table:table-cell>
        </table:table-row>
        <table:table-row>
          <table:table-cell table:style-name="Tabla7.A2" office:value-type="string">
            <text:p text:style-name="P21"/>
          </table:table-cell>
          <table:table-cell table:style-name="Tabla7.A2" office:value-type="string">
            <text:p text:style-name="P17"/>
          </table:table-cell>
          <table:table-cell table:style-name="Tabla7.A2" office:value-type="string">
            <text:p text:style-name="P17"/>
          </table:table-cell>
          <table:table-cell table:style-name="Tabla7.A2" office:value-type="string">
            <text:p text:style-name="P21"/>
          </table:table-cell>
          <table:table-cell table:style-name="Tabla7.E2" office:value-type="string">
            <text:p text:style-name="P21"/>
          </table:table-cell>
        </table:table-row>
        <table:table-row>
          <table:table-cell table:style-name="Tabla7.A2" office:value-type="string">
            <text:p text:style-name="P21"/>
          </table:table-cell>
          <table:table-cell table:style-name="Tabla7.A2" office:value-type="string">
            <text:p text:style-name="P17"/>
          </table:table-cell>
          <table:table-cell table:style-name="Tabla7.A2" office:value-type="string">
            <text:p text:style-name="P17"/>
          </table:table-cell>
          <table:table-cell table:style-name="Tabla7.A2" office:value-type="string">
            <text:p text:style-name="P21"/>
          </table:table-cell>
          <table:table-cell table:style-name="Tabla7.E2" office:value-type="string">
            <text:p text:style-name="P21"/>
          </table:table-cell>
        </table:table-row>
      </table:table>
      <text:p text:style-name="Standard"/>
      <text:h text:style-name="Heading_20_1" text:outline-level="1"><text:bookmark text:name="__RefHeading__11371_363412597"/>PUNTOS PENDIENTES<text:bookmark-end text:name="__RefHeading__11371_363412597"/></text:h>
      <text:p text:style-name="P13"/>
      <table:table table:name="Tabla8" table:style-name="Tabla8">
        <table:table-column table:style-name="Tabla8.A"/>
        <table:table-column table:style-name="Tabla8.B"/>
        <table:table-column table:style-name="Tabla8.C"/>
        <table:table-row>
          <table:table-cell table:style-name="Tabla8.A1" office:value-type="string">
            <text:p text:style-name="P16">Acuerdo</text:p>
          </table:table-cell>
          <table:table-cell table:style-name="Tabla8.A1" office:value-type="string">
            <text:p text:style-name="P16">Responsable</text:p>
          </table:table-cell>
          <table:table-cell table:style-name="Tabla8.C1" office:value-type="string">
            <text:p text:style-name="P16">Fecha Prevista</text:p>
          </table:table-cell>
        </table:table-row>
        <table:table-row>
          <table:table-cell table:style-name="Tabla8.A2">
            <text:p text:style-name="P20"/>
          </table:table-cell>
          <table:table-cell table:style-name="Tabla8.B2" office:value-type="string">
            <text:p text:style-name="P19"/>
          </table:table-cell>
          <table:table-cell table:style-name="Tabla8.C2" office:value-type="string">
            <text:p text:style-name="P19"/>
          </table:table-cell>
        </table:table-row>
        <table:table-row>
          <table:table-cell table:style-name="Tabla8.B2" office:value-type="string">
            <text:p text:style-name="P21"/>
          </table:table-cell>
          <table:table-cell table:style-name="Tabla8.B2" office:value-type="string">
            <text:p text:style-name="P17"/>
          </table:table-cell>
          <table:table-cell table:style-name="Tabla8.C2" office:value-type="string">
            <text:p text:style-name="P17"/>
          </table:table-cell>
        </table:table-row>
      </table:table>
      <text:p text:style-name="Standard"/>
      <text:h text:style-name="Heading_20_1" text:outline-level="1"><text:bookmark text:name="__RefHeading__11373_363412597"/>PRÓXIMAS REUNIONES<text:bookmark-end text:name="__RefHeading__11373_363412597"/></text:h>
      <text:p text:style-name="P13">Queda pendiente realizar la convocatoria de la siguiente reunió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3" svg:font-family="Tahom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22z0" style:family="text">
      <style:text-properties style:font-name="Symbol" fo:font-size="12pt" style:font-size-asian="12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fo:font-family="'Courier New'" style:font-family-generic="modern" style:font-pitch="fixed"/>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3"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fo:font-family="'Courier New'" style:font-family-generic="modern" style:font-pitch="fixed"/>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3"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fo:font-family="'Courier New'" style:font-family-generic="modern" style:font-pitch="fixed"/>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fo:margin-left="0.053cm" fo:margin-right="0.058cm" table:align="margins" fo:background-color="#2787e8">
        <style:background-image/>
      </style:table-properties>
    </style:style>
    <style:style style:name="Tabla2.A" style:family="table-column">
      <style:table-column-properties style:rel-column-width="10105*"/>
    </style:style>
    <style:style style:name="Tabla2.B" style:family="table-column">
      <style:table-column-properties style:rel-column-width="34127*"/>
    </style:style>
    <style:style style:name="Tabla2.C" style:family="table-column">
      <style:table-column-properties style:rel-column-width="21303*"/>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end"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gráficos4" text:anchor-type="paragraph" svg:x="-0.009cm" svg:y="0.012cm" svg:width="2.379cm" svg:height="1.67cm" draw:z-index="0"><draw:image xlink:href="Pictures/1000000000000119000000C50CEB556C.jpg" xlink:type="simple" xlink:show="embed" xlink:actuate="onLoad"/></draw:frame></text:p>
            </table:table-cell>
            <table:table-cell table:style-name="Tabla2.A1" office:value-type="string">
              <text:p text:style-name="MP2"><text:subject>AGATAv2</text:subject></text:p>
              <text:p text:style-name="MP3"><text:title>Seguimiento julio 2015</text:title></text:p>
            </table:table-cell>
            <table:table-cell table:style-name="Tabla2.C1" office:value-type="string">
              <text:p text:style-name="MP4"><text:user-defined text:name="Departamento">Consejería de Hacienda y Administración Pública</text:user-defined></text:p>
            </table:table-cell>
          </table:table-row>
        </table:table>
        <text:p text:style-name="Standard"/>
      </style:header>
      <style:footer>
        <text:p text:style-name="MP5"><text:span text:style-name="MT1"><text:tab/></text:span>Página <text:page-number text:select-page="current">14</text:page-number> de <text:page-count>12</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85</meta:editing-cycles>
    <meta:editing-duration>PT14H33M38S</meta:editing-duration>
    <dc:title>Seguimiento julio 2015</dc:title>
    <dc:date>2015-07-31T09:17:17</dc:date>
    <meta:generator>OpenOffice.org/3.2$Linux OpenOffice.org_project/320m12$Build-9483</meta:generator>
    <meta:keyword>0100</meta:keyword>
    <dc:subject>AGATAv2</dc:subject>
    <meta:print-date>2010-01-15T17:08:07</meta:print-date>
    <meta:document-statistic meta:table-count="11" meta:image-count="3" meta:object-count="0" meta:page-count="12" meta:paragraph-count="221" meta:word-count="2497" meta:character-count="15311"/>
    <meta:user-defined meta:name="Autor">GMV</meta:user-defined>
    <meta:user-defined meta:name="Departamento">Consejería de Hacienda y Administración Pública</meta:user-defined>
  </office:meta>
</office:document-meta>
</file>